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cription of product design:</text:p>
      <text:p text:style-name="Standard">The ScenarioEditor is a GUI used to make configuration files. We haven't thought of how exactly it's going to be supplied to a user, but it's likely that the user would have to open the GUI by double clicking a bat file.<text:line-break/>Upon opening the GUI it is split in two segments, one for some general configurations that are to be put in the configuration file, and the other section holds two tables to which agents and e-partners can be added. We tried to use terms (entity, bot etc.) that were already used by people who currently work with BW4T.</text:p>
      <text:p text:style-name="Standard">We also tried to help the user in small ways, e.g. the ScenarioEditor has tooltips for the options in the dropdown menu at the top. There are also enough (error) messages in case the user performs an invalid action. Documentation is also available; the documentation is clear and describes about all actions that can be performed. </text:p>
      <text:p text:style-name="Standard"/>
      <text:p text:style-name="Standard">For a future GUI it's likely that we will try and follow the same design principles as described above. However we didn't get to do any user testing. Part of the reason is that this would take extra time and we also aren't too interested in making continuous changes to something as the ScenarioEditor since more work has to be done. We did however get customer feedback at one point, and we adjusted the GUI accordingly. It seems like that's the most user testing that we will get.<text:line-break/>So UCD (user centered design) isn't too applicable, and another reason for this is that the customer isn't always available.</text:p>
      <text:p text:style-name="Standard"/>
      <text:p text:style-name="Standard">We also drew a prototype before we started with the ScenarioEditor. This prototype was used to agree with the customer early on - <text:s/>without writing any code yet –, on what to program.</text:p>
      <text:p text:style-name="Standard"/>
      <text:p text:style-name="Standard">There are also parts that don't need testing since they are ready made solutions. One of such solutions is the JFileChooser class which we could use to let users select a file in their file system. This file chooser is very similar to existing ones and should therefor be easy to use.</text:p>
      <text:p text:style-name="Standard"/>
      <text:p text:style-name="Standard">Usability Evaluation:</text:p>
      <text:p text:style-name="Standard">We didn't do it, we aren't planning on doing it, so it will probably not happen. It would be interesting though to see how real users would use our GUI. Maybe some of them always add default bots without creating and customizing one. But even if users did that, we still shouldn't leave out the customization options since the customer asked for those. We could however make changes so more users would customize their bots.<text:line-break/>Te required fields in the GUI are filled in with default values. So in the case that users don't know what to do they can use those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2T15:27:55.27</meta:creation-date>
    <dc:date>2014-06-02T16:30:30.15</dc:date>
    <meta:editing-duration>PT1H2M16S</meta:editing-duration>
    <meta:editing-cycles>44</meta:editing-cycles>
    <meta:generator>OpenOffice.org/3.4$Win32 OpenOffice.org_project/340m1$Build-9590</meta:generator>
    <meta:document-statistic meta:table-count="0" meta:image-count="0" meta:object-count="0" meta:page-count="1" meta:paragraph-count="8" meta:word-count="458" meta:character-count="2559"/>
  </office:meta>
</office:document-meta>
</file>